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3" svg:stroke-width="0.025cm" svg:stroke-color="#454c51" draw:marker-start-width="0.236cm" draw:marker-start-center="false" draw:marker-end-width="0.236cm" draw:marker-end-center="false" draw:fill="solid" draw:fill-color="#d0e4a6" draw:fill-image-width="0cm" draw:fill-image-height="0cm" draw:textarea-horizontal-align="justify" draw:textarea-vertical-align="bottom" draw:auto-grow-height="false" draw:auto-grow-width="true" fo:min-height="9.468cm" fo:min-width="7.239cm" fo:padding-top="0.101cm" fo:padding-bottom="0.101cm" fo:padding-left="0.226cm" fo:padding-right="0.226cm" draw:shadow="hidden" draw:shadow-offset-x="0.305cm" draw:shadow-offset-y="0.305cm" draw:shadow-color="#808080"/>
    </style:style>
    <style:style style:name="gr2" style:family="graphic" style:parent-style-name="standard">
      <style:graphic-properties draw:stroke="solid" draw:stroke-dash="Dashed_20__28_var_29__20_4" svg:stroke-width="0.025cm" svg:stroke-color="#454c51" draw:marker-start-width="0.236cm" draw:marker-start-center="false" draw:marker-end-width="0.236cm" draw:marker-end-center="false" draw:fill="solid" draw:fill-color="#7ac142" draw:fill-image-width="0cm" draw:fill-image-height="0cm" draw:textarea-horizontal-align="left" draw:textarea-vertical-align="top" draw:auto-grow-height="false" draw:auto-grow-width="true" fo:min-height="7.167cm" fo:min-width="1.602cm" fo:padding-top="0.101cm" fo:padding-bottom="0.101cm" fo:padding-left="0.226cm" fo:padding-right="0.226cm" draw:shadow="hidden" draw:shadow-offset-x="0.305cm" draw:shadow-offset-y="0.305cm" draw:shadow-color="#808080"/>
    </style:style>
    <style:style style:name="gr3" style:family="graphic" style:parent-style-name="standard">
      <style:graphic-properties draw:stroke="solid" draw:stroke-dash="Dashed_20__28_var_29__20_5" svg:stroke-width="0.025cm" svg:stroke-color="#454c51" draw:marker-start-width="0.236cm" draw:marker-start-center="false" draw:marker-end-width="0.236cm" draw:marker-end-center="false" draw:fill="solid" draw:fill-color="#7ac142" draw:fill-image-width="0cm" draw:fill-image-height="0cm" draw:textarea-horizontal-align="left" draw:textarea-vertical-align="top" draw:auto-grow-height="false" draw:auto-grow-width="true" fo:min-height="7.181cm" fo:min-width="1.602cm" fo:padding-top="0.101cm" fo:padding-bottom="0.101cm" fo:padding-left="0.226cm" fo:padding-right="0.226cm" draw:shadow="hidden" draw:shadow-offset-x="0.305cm" draw:shadow-offset-y="0.305cm" draw:shadow-color="#808080"/>
    </style:style>
    <style:style style:name="gr4" style:family="graphic" style:parent-style-name="standard">
      <style:graphic-properties draw:stroke="solid" draw:stroke-dash="Dashed_20__28_var_29__20_8" svg:stroke-width="0.025cm" svg:stroke-color="#454c51" draw:marker-start-width="0.236cm" draw:marker-start-center="false" draw:marker-end-width="0.236cm" draw:marker-end-center="false" draw:fill="solid" draw:fill-color="#ffff00" draw:fill-image-width="0cm" draw:fill-image-height="0cm" draw:textarea-horizontal-align="center" draw:textarea-vertical-align="middle" draw:auto-grow-height="false" draw:auto-grow-width="true" fo:min-height="0.252cm" fo:min-width="1.215cm" fo:padding-top="0.101cm" fo:padding-bottom="0.101cm" fo:padding-left="0.226cm" fo:padding-right="0.226cm" draw:shadow="hidden" draw:shadow-offset-x="0.305cm" draw:shadow-offset-y="0.305cm" draw:shadow-color="#808080"/>
    </style:style>
    <style:style style:name="gr5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fff99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6" style:family="graphic" style:parent-style-name="standard">
      <style:graphic-properties draw:stroke="solid" draw:stroke-dash="Dashed_20__28_var_29__20_10" svg:stroke-width="0.025cm" svg:stroke-color="#454c51" draw:marker-start-width="0.236cm" draw:marker-start-center="false" draw:marker-end-width="0.236cm" draw:marker-end-center="false" draw:fill="solid" draw:fill-color="#ffff66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7" style:family="graphic" style:parent-style-name="standard">
      <style:graphic-properties draw:stroke="solid" draw:stroke-dash="Dashed_20__28_var_29__20_11" svg:stroke-width="0.025cm" svg:stroke-color="#454c51" draw:marker-start-width="0.236cm" draw:marker-start-center="false" draw:marker-end-width="0.236cm" draw:marker-end-center="false" draw:fill="solid" draw:fill-color="#cccc00" draw:fill-image-width="0cm" draw:fill-image-height="0cm" draw:textarea-horizontal-align="center" draw:textarea-vertical-align="middle" draw:auto-grow-height="false" draw:auto-grow-width="true" fo:min-height="0.251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8" style:family="graphic" style:parent-style-name="standard">
      <style:graphic-properties draw:stroke="solid" draw:stroke-dash="Dashed_20__28_var_29__20_12" svg:stroke-width="0.025cm" svg:stroke-color="#454c51" draw:marker-start-width="0.236cm" draw:marker-start-center="false" draw:marker-end-width="0.236cm" draw:marker-end-center="false" draw:fill="solid" draw:fill-color="#b3b300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9" style:family="graphic" style:parent-style-name="standard">
      <style:graphic-properties draw:stroke="solid" draw:stroke-dash="Dashed_20__28_var_29__20_12" svg:stroke-width="0.025cm" svg:stroke-color="#454c51" draw:marker-start-width="0.236cm" draw:marker-start-center="false" draw:marker-end-width="0.236cm" draw:marker-end-center="false" draw:fill="solid" draw:fill-color="#23ff23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10" style:family="graphic" style:parent-style-name="standard">
      <style:graphic-properties draw:stroke="solid" draw:stroke-dash="Dashed_20__28_var_29__20_8" svg:stroke-width="0.025cm" svg:stroke-color="#454c51" draw:marker-start-width="0.236cm" draw:marker-start-center="false" draw:marker-end-width="0.236cm" draw:marker-end-center="false" draw:fill="solid" draw:fill-color="#ffcc00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11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6fdcd" draw:fill-image-width="0cm" draw:fill-image-height="0cm" draw:textarea-horizontal-align="center" draw:textarea-vertical-align="middle" draw:auto-grow-height="false" draw:auto-grow-width="true" fo:min-height="0.252cm" fo:min-width="1.216cm" fo:padding-top="0.101cm" fo:padding-bottom="0.101cm" fo:padding-left="0.226cm" fo:padding-right="0.226cm" draw:shadow="hidden" draw:shadow-offset-x="0.305cm" draw:shadow-offset-y="0.305cm" draw:shadow-color="#808080"/>
    </style:style>
    <style:style style:name="gr12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fff99" draw:fill-image-width="0cm" draw:fill-image-height="0cm" draw:textarea-horizontal-align="center" draw:textarea-vertical-align="middle" draw:auto-grow-height="false" draw:auto-grow-width="true" fo:min-height="0.56cm" fo:min-width="6.55cm" fo:padding-top="0.101cm" fo:padding-bottom="0.101cm" fo:padding-left="0.226cm" fo:padding-right="0.226cm" draw:shadow="hidden" draw:shadow-offset-x="0.305cm" draw:shadow-offset-y="0.305cm" draw:shadow-color="#808080"/>
    </style:style>
    <style:style style:name="gr13" style:family="graphic" style:parent-style-name="standard">
      <style:graphic-properties draw:stroke="solid" draw:stroke-dash="Dashed_20__28_var_29__20_9" svg:stroke-width="0.025cm" svg:stroke-color="#454c51" draw:marker-start-width="0.236cm" draw:marker-start-center="false" draw:marker-end-width="0.236cm" draw:marker-end-center="false" draw:fill="solid" draw:fill-color="#ffff99" draw:fill-image-width="0cm" draw:fill-image-height="0cm" draw:textarea-horizontal-align="center" draw:textarea-vertical-align="middle" draw:auto-grow-height="false" draw:auto-grow-width="true" fo:min-height="0.56cm" fo:min-width="7.084cm" fo:padding-top="0.101cm" fo:padding-bottom="0.101cm" fo:padding-left="0.226cm" fo:padding-right="0.226cm" draw:shadow="hidden" draw:shadow-offset-x="0.305cm" draw:shadow-offset-y="0.305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d0e4a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3" style:family="paragraph">
      <loext:graphic-properties draw:fill="solid" draw:fill-color="#7ac142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4" style:family="paragraph">
      <loext:graphic-properties draw:fill="solid" draw:fill-color="#ffff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5" style:family="paragraph">
      <loext:graphic-properties draw:fill="solid" draw:fill-color="#ffff99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6" style:family="paragraph">
      <loext:graphic-properties draw:fill="solid" draw:fill-color="#ffff66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7" style:family="paragraph">
      <loext:graphic-properties draw:fill="solid" draw:fill-color="#cccc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8" style:family="paragraph">
      <loext:graphic-properties draw:fill="solid" draw:fill-color="#b3b3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9" style:family="paragraph">
      <loext:graphic-properties draw:fill="solid" draw:fill-color="#23ff23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10" style:family="paragraph">
      <loext:graphic-properties draw:fill="solid" draw:fill-color="#ffcc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P11" style:family="paragraph">
      <loext:graphic-properties draw:fill="solid" draw:fill-color="#f6fdcd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27cm" svg:height="9.906cm" svg:x="2.767cm" svg:y="3.949cm">
          <text:p text:style-name="P1"><text:span text:style-name="T1">Services Cluster</text:span></text:p>
          <draw:enhanced-geometry svg:viewBox="0 0 21600 21600" draw:path-stretchpoint-x="10800" draw:path-stretchpoint-y="10800" draw:text-areas="?f3 ?f4 ?f5 ?f6" draw:type="round-rectangle" draw:modifiers="1099.504249291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276cm" svg:height="7.591cm" svg:x="2.916cm" svg:y="5.186cm">
          <text:p text:style-name="P1"><text:span text:style-name="T2">Nod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276cm" svg:height="7.605cm" svg:x="5.561cm" svg:y="5.172cm">
          <text:p text:style-name="P1"><text:span text:style-name="T2">Nod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276cm" svg:height="7.605cm" svg:x="8.179cm" svg:y="5.172cm">
          <text:p text:style-name="P1"><text:span text:style-name="T2">Nod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1.667cm" svg:height="0.454cm" svg:x="5.897cm" svg:y="6.1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68cm" svg:height="0.454cm" svg:x="5.896cm" svg:y="10.0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68cm" svg:height="0.454cm" svg:x="5.896cm" svg:y="8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8cm" svg:height="0.453cm" svg:x="5.896cm" svg:y="7.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668cm" svg:height="0.454cm" svg:x="5.896cm" svg:y="7.2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668cm" svg:height="0.454cm" svg:x="5.896cm" svg:y="8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668cm" svg:height="0.454cm" svg:x="5.896cm" svg:y="6.7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68cm" svg:height="0.454cm" svg:x="5.896cm" svg:y="9.4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67cm" svg:height="0.454cm" svg:x="3.197cm" svg:y="6.1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002cm" svg:height="0.762cm" svg:x="3.196cm" svg:y="11.569cm">
          <text:p text:style-name="P1"><text:span text:style-name="T3">Corosync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68cm" svg:height="0.454cm" svg:x="3.196cm" svg:y="8.38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8cm" svg:height="0.453cm" svg:x="3.196cm" svg:y="7.8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668cm" svg:height="0.454cm" svg:x="3.196cm" svg:y="7.2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668cm" svg:height="0.454cm" svg:x="3.196cm" svg:y="8.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668cm" svg:height="0.454cm" svg:x="3.196cm" svg:y="6.7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68cm" svg:height="0.454cm" svg:x="3.196cm" svg:y="9.4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67cm" svg:height="0.454cm" svg:x="8.521cm" svg:y="6.17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68cm" svg:height="0.454cm" svg:x="8.52cm" svg:y="10.00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668cm" svg:height="0.454cm" svg:x="8.52cm" svg:y="8.3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668cm" svg:height="0.453cm" svg:x="8.52cm" svg:y="7.8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.668cm" svg:height="0.454cm" svg:x="8.52cm" svg:y="7.2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668cm" svg:height="0.454cm" svg:x="8.52cm" svg:y="8.9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668cm" svg:height="0.454cm" svg:x="8.52cm" svg:y="6.72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668cm" svg:height="0.454cm" svg:x="8.52cm" svg:y="9.4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668cm" svg:height="0.454cm" svg:x="3.196cm" svg:y="10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7.002cm" svg:height="0.762cm" svg:x="3.196cm" svg:y="10.669cm">
          <text:p text:style-name="P1"><text:span text:style-name="T3">Pacemake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7.536cm" svg:height="0.762cm" svg:x="2.916cm" svg:y="4.255cm">
          <text:p text:style-name="P1"><text:span text:style-name="T3">HAProx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Spiers</meta:initial-creator>
    <meta:creation-date>2016-04-12T14:21:24.857836693</meta:creation-date>
    <dc:date>2016-04-12T14:23:06.799971969</dc:date>
    <dc:creator>Adam Spiers</dc:creator>
    <meta:editing-duration>PT19S</meta:editing-duration>
    <meta:editing-cycles>1</meta:editing-cycles>
    <meta:document-statistic meta:object-count="31"/>
    <meta:generator>LibreOffice/5.0.4.2$Linux_X86_64 LibreOffice_project/00m0$Build-2</meta:generator>
  </office:meta>
</office:document-meta>
</file>